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12.7cm"/>
    </style:style>
    <style:style style:name="Tabella1.1" style:family="table-row">
      <style:table-row-properties fo:background-color="#ffffff">
        <style:background-image/>
      </style:table-row-properties>
    </style:style>
    <style:style style:name="Tabella1.A1" style:family="table-cell">
      <style:table-cell-properties style:vertical-align="middle" fo:background-color="#acc8cc" fo:padding="0.053cm" fo:border="0.05pt solid #729ea5">
        <style:background-image/>
      </style:table-cell-properties>
    </style:style>
    <style:style style:name="Tabella1.A2" style:family="table-cell">
      <style:table-cell-properties style:vertical-align="middle" fo:background-color="transparent" fo:padding="0.053cm" fo:border="0.05pt solid #729ea5">
        <style:background-image/>
      </style:table-cell-properties>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Heading_20_1">
      <style:text-properties fo:font-variant="normal" fo:text-transform="none" fo:color="#707070" style:font-name="Oswald" fo:font-size="19.5pt" fo:letter-spacing="normal" fo:font-style="normal" fo:font-weight="normal" fo:background-color="transparent" fo:padding="0cm" fo:border="none"/>
    </style:style>
    <style:style style:name="P3" style:family="paragraph" style:parent-style-name="Heading_20_1">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9.5pt" fo:letter-spacing="normal" fo:font-style="normal" fo:font-weight="normal" fo:background-color="transparent" fo:padding="0cm" fo:border="none"/>
    </style:style>
    <style:style style:name="P4"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font-size="9pt"/>
    </style:style>
    <style:style style:name="P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9pt"/>
    </style:style>
    <style:style style:name="P7" style:family="paragraph" style:parent-style-name="Table_20_Contents">
      <style:paragraph-properties fo:margin-top="0cm" fo:margin-bottom="0cm" loext:contextual-spacing="false" fo:text-align="start" style:justify-single-word="false"/>
      <style:text-properties fo:font-size="9pt"/>
    </style:style>
    <style:style style:name="P8"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8pt" fo:letter-spacing="normal" fo:font-style="normal" fo:font-weight="normal" fo:background-color="transparent" fo:padding="0cm" fo:border="none"/>
    </style:style>
    <style:style style:name="P9"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Arial" fo:font-size="9pt" fo:letter-spacing="normal" fo:font-style="normal" fo:font-weight="normal"/>
    </style:style>
    <style:style style:name="P10"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fo:background-color="transparent" fo:padding="0cm" fo:border="none"/>
    </style:style>
    <style:style style:name="P11"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f39c12" style:text-line-through-style="none" style:text-line-through-type="none" fo:letter-spacing="normal" style:text-underline-style="none" style:text-blinking="false" fo:padding="0cm" fo:border="none"/>
    </style:style>
    <style:style style:name="P12" style:family="paragraph" style:parent-style-name="Text_20_body">
      <style:paragraph-properties fo:margin-left="0cm" fo:margin-right="0cm" style:line-height-at-least="0.529cm" fo:text-indent="0cm" style:auto-text-indent="false" fo:padding="0cm" fo:border="none"/>
      <style:text-properties fo:font-variant="normal" fo:text-transform="none" fo:color="#707070" style:font-name="Arial" fo:font-size="9pt" fo:letter-spacing="normal" fo:font-style="normal" fo:font-weight="normal"/>
    </style:style>
    <style:style style:name="P13" style:family="paragraph" style:parent-style-name="Text_20_body">
      <style:paragraph-properties fo:margin-left="0cm" fo:margin-right="0cm" fo:margin-top="0cm" fo:margin-bottom="0cm" loext:contextual-spacing="false" style:line-height-at-least="0.503cm" fo:text-indent="0cm" style:auto-text-indent="false"/>
      <style:text-properties fo:font-variant="normal" fo:text-transform="none" fo:color="#f39c12" style:text-line-through-style="none" style:text-line-through-type="none" fo:letter-spacing="normal" style:text-underline-style="none" style:text-blinking="false" fo:background-color="transparent" fo:padding="0cm" fo:border="none"/>
    </style:style>
    <style:style style:name="P14"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707070" style:font-name="Arial" fo:font-size="9pt" fo:letter-spacing="normal" fo:font-style="normal" fo:font-weight="normal" fo:padding="0cm" fo:border="none"/>
    </style:style>
    <style:style style:name="P15"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text-properties fo:font-variant="normal" fo:text-transform="none" fo:color="#707070" style:font-name="Arial" fo:font-size="9.75pt" fo:letter-spacing="normal" fo:font-style="normal" fo:font-weight="normal"/>
    </style:style>
    <style:style style:name="P16"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style>
    <style:style style:name="P17"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8"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9" style:family="paragraph" style:parent-style-name="Text_20_body" style:list-style-name="L3">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20" style:family="paragraph" style:parent-style-name="Text_20_body" style:list-style-name="L4">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T1" style:family="text">
      <style:text-properties fo:color="#f39c12" style:text-line-through-style="none" style:text-line-through-type="none" fo:font-size="9pt" style:text-underline-style="none" style:text-blinking="false" fo:padding="0cm" fo:border="none"/>
    </style:style>
    <style:style style:name="T2" style:family="text">
      <style:text-properties fo:font-variant="normal" fo:text-transform="none" fo:color="#707070" style:font-name="Arial" fo:font-size="9pt" fo:letter-spacing="normal" fo:font-style="normal" fo:font-weight="normal" fo:background-color="transparent" loext:char-shading-value="0" fo:padding="0cm" fo:border="none"/>
    </style:style>
    <style:style style:name="T3" style:family="text">
      <style:text-properties fo:font-variant="normal" fo:text-transform="none" fo:color="#707070" style:font-name="Arial" fo:font-size="9pt" fo:letter-spacing="normal" fo:font-style="normal" fo:font-weight="normal" fo:padding="0cm" fo:border="none"/>
    </style:style>
    <style:style style:name="T4" style:family="text">
      <style:text-properties fo:font-variant="normal" fo:text-transform="none" fo:color="#707070" style:font-name="Arial" fo:font-size="9.75pt" fo:letter-spacing="normal" fo:font-style="normal" fo:font-weight="normal"/>
    </style:style>
    <style:style style:name="T5" style:family="text">
      <style:text-properties fo:font-variant="normal" fo:text-transform="none" fo:color="#707070" fo:letter-spacing="normal"/>
    </style:style>
    <style:style style:name="T6" style:family="text">
      <style:text-properties fo:font-variant="normal" fo:text-transform="none" fo:color="#707070" fo:letter-spacing="normal" fo:padding="0cm" fo:border="none"/>
    </style:style>
    <style:style style:name="T7" style:family="text">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style:style style:name="T8"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padding="0cm" fo:border="none"/>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2.117cm"/>
      </text:list-level-style-bullet>
      <text:list-level-style-bullet text:level="5" text:style-name="Bullet_20_Symbols" style:num-suffix="." text:bullet-char="•">
        <style:list-level-properties text:space-before="2.646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Introduction"/>Introduction</text:h>
      <text:p text:style-name="P12">The Bloodmaul Slag Mines is one of the new 5 man dungeons that can be located in Frostfire Ridge on Draenor. This dungeon has got a total of four bosses all of which can be accessed on Normal, Heroic and Challenge mode difficulties. There are no major changes to the mechanics of the encounters on Heroic mode, however you will need to keep in mind that all abilities will deal more damage. In this guide you will be able to find information such as boss abilities, boss loot and also a guide for each of the separate boss fights. Look out for the <text:s/>Heroic Mode icon throughout this guide to see what differs on the Heroic mode versions of these encounters.</text:p>
      <text:p text:style-name="P11"/>
      <text:h text:style-name="P3" text:outline-level="1"><text:bookmark text:name="General_Information"/>General Information</text:h>
      <text:p text:style-name="P12">Below you are able to view a range of general information about this dungeon such as its map, any related video guides we may have put out and also any achievements that you are able to earn.</text:p>
      <text:h text:style-name="P8" text:outline-level="2"><text:bookmark text:name="Map"/>Map</text:h>
      <text:p text:style-name="P11"/>
      <text:p text:style-name="P12">This dungeon is all on one level and to start off you will head over to the left hand side of the map towards the Slag Forge in order to face Magmolatus. When you have defeated him you can either head back the way you came or go the opposite way, but either way you are heading to the opposite side of the dungeon in order to get to the Slave Quarters to face Slave Watcher Crushto. Once he has been defeated you want to head north in the dungeon where you will come across a bridge and a boss who goes by the name of Roltall will be stopping you trying to cross this bridge. Once he has been brought down you will follow the room through and end up at the Slaver’s Fist where you will take on the final boss who goes by the name of Gug’rokk.</text:p>
      <text:h text:style-name="P8" text:outline-level="2"><text:bookmark text:name="Boss_Voices"/>Boss Voices</text:h>
      <text:p text:style-name="P12">Below we have put together a video with all of the boss audio files that you can hear throughout this dungeon.</text:p>
      <text:h text:style-name="P9" text:outline-level="2"/>
      <text:h text:style-name="P8" text:outline-level="2"><text:bookmark text:name="Achievements"/>Achievements</text:h>
      <text:p text:style-name="P1"><text:bookmark text:name="tfhover"/></text:p>
      <table:table table:name="Tabella1" table:style-name="Tabella1">
        <table:table-column table:style-name="Tabella1.A"/>
        <table:table-column table:style-name="Tabella1.B"/>
        <table:table-row table:style-name="Tabella1.1">
          <table:table-cell table:style-name="Tabella1.A1" office:value-type="string">
            <text:p text:style-name="P4">Achievement Name</text:p>
          </table:table-cell>
          <table:table-cell table:style-name="Tabella1.A1" office:value-type="string">
            <text:p text:style-name="P4">Requirements</text:p>
          </table:table-cell>
        </table:table-row>
        <table:table-row table:style-name="Tabella1.1">
          <table:table-cell table:style-name="Tabella1.A2" office:value-type="string">
            <text:p text:style-name="P5"><text:s/><text:a xlink:type="simple" xlink:href="http://wowdb.com/achievements/8875-bloodmaul-slag-mines-challenger" text:style-name="Internet_20_link" text:visited-style-name="Visited_20_Internet_20_Link"><text:span text:style-name="T1">Bloodmaul Slag Mines Challenger</text:span></text:a></text:p>
          </table:table-cell>
          <table:table-cell table:style-name="Tabella1.A2" office:value-type="string">
            <text:p text:style-name="P6">Complete the Bloodmaul Slag Mines Challenge Mode.</text:p>
          </table:table-cell>
        </table:table-row>
        <table:table-row table:style-name="Tabella1.1">
          <table:table-cell table:style-name="Tabella1.A2" office:value-type="string">
            <text:p text:style-name="P5"><text:s/><text:a xlink:type="simple" xlink:href="http://wowdb.com/achievements/8876-bloodmaul-slag-mines-bronze" text:style-name="Internet_20_link" text:visited-style-name="Visited_20_Internet_20_Link"><text:span text:style-name="T1">Bloodmaul Slag Mines: Bronze</text:span></text:a></text:p>
          </table:table-cell>
          <table:table-cell table:style-name="Tabella1.A2" office:value-type="string">
            <text:p text:style-name="P6">Complete the Bloodmaul Slag Mines Challenge Mode with a rating of Bronze or better.</text:p>
          </table:table-cell>
        </table:table-row>
        <table:table-row table:style-name="Tabella1.1">
          <table:table-cell table:style-name="Tabella1.A2" office:value-type="string">
            <text:p text:style-name="P5"><text:s/><text:a xlink:type="simple" xlink:href="http://wowdb.com/achievements/8877-bloodmaul-slag-mines-silver" text:style-name="Internet_20_link" text:visited-style-name="Visited_20_Internet_20_Link"><text:span text:style-name="T1">Bloodmaul Slag Mines: Silver</text:span></text:a></text:p>
          </table:table-cell>
          <table:table-cell table:style-name="Tabella1.A2" office:value-type="string">
            <text:p text:style-name="P6">Complete the Bloodmaul Slag Mines Challenge Mode with a rating of Silver or better.</text:p>
          </table:table-cell>
        </table:table-row>
        <table:table-row table:style-name="Tabella1.1">
          <table:table-cell table:style-name="Tabella1.A2" office:value-type="string">
            <text:p text:style-name="P5"><text:s/><text:a xlink:type="simple" xlink:href="http://wowdb.com/achievements/8878-bloodmaul-slag-mines-gold" text:style-name="Internet_20_link" text:visited-style-name="Visited_20_Internet_20_Link"><text:span text:style-name="T1">Bloodmaul Slag Mines: Gold</text:span></text:a></text:p>
          </table:table-cell>
          <table:table-cell table:style-name="Tabella1.A2" office:value-type="string">
            <text:p text:style-name="P6">Complete the Bloodmaul Slag Mines Challenge Mode with a rating of Gold.</text:p>
          </table:table-cell>
        </table:table-row>
        <table:table-row table:style-name="Tabella1.1">
          <table:table-cell table:style-name="Tabella1.A2" office:value-type="string">
            <text:p text:style-name="P5"><text:s/><text:a xlink:type="simple" xlink:href="http://wowdb.com/achievements/8993-a-gift-of-earth-and-fire" text:style-name="Internet_20_link" text:visited-style-name="Visited_20_Internet_20_Link"><text:span text:style-name="T1">A Gift of Earth and Fire</text:span></text:a></text:p>
          </table:table-cell>
          <table:table-cell table:style-name="Tabella1.A2" office:value-type="string">
            <text:p text:style-name="P6">Defeat Magmolatus while Calamity and Ruination are still alive in Bloodmaul Slag Mines on Heroic difficulty.</text:p>
          </table:table-cell>
        </table:table-row>
        <table:table-row table:style-name="Tabella1.1">
          <table:table-cell table:style-name="Tabella1.A2" office:value-type="string">
            <text:p text:style-name="P5"><text:s/><text:a xlink:type="simple" xlink:href="http://wowdb.com/achievements/9008-is-draenor-on-fire" text:style-name="Internet_20_link" text:visited-style-name="Visited_20_Internet_20_Link"><text:span text:style-name="T1">Is Draenor on Fire?</text:span></text:a></text:p>
          </table:table-cell>
          <table:table-cell table:style-name="Tabella1.A2" office:value-type="string">
            <text:p text:style-name="P6">Defeat Gug’rokk without killing any Unstable Slag in Bloodmaul Slag Mines on Heroic difficulty.</text:p>
          </table:table-cell>
        </table:table-row>
        <text:soft-page-break/>
        <table:table-row table:style-name="Tabella1.1">
          <table:table-cell table:style-name="Tabella1.A2" office:value-type="string">
            <text:p text:style-name="P5"><text:s/><text:a xlink:type="simple" xlink:href="http://wowdb.com/achievements/9037-bloodmaul-slag-mines" text:style-name="Internet_20_link" text:visited-style-name="Visited_20_Internet_20_Link"><text:span text:style-name="T1">Bloodmaul Slag Mines</text:span></text:a></text:p>
          </table:table-cell>
          <table:table-cell table:style-name="Tabella1.A2" office:value-type="string">
            <text:p text:style-name="P6">Defeat Gug’rokk in the the Bloodmaul Slag Mines.</text:p>
          </table:table-cell>
        </table:table-row>
        <table:table-row table:style-name="Tabella1.1">
          <table:table-cell table:style-name="Tabella1.A2" office:value-type="string">
            <text:p text:style-name="P5"><text:s/><text:a xlink:type="simple" xlink:href="http://wowdb.com/achievements/9046-heroic-bloodmaul-slag-mines" text:style-name="Internet_20_link" text:visited-style-name="Visited_20_Internet_20_Link"><text:span text:style-name="T1">Heroic: Bloodmaul Slag Mines</text:span></text:a></text:p>
          </table:table-cell>
          <table:table-cell table:style-name="Tabella1.A2" office:value-type="string">
            <text:p text:style-name="P6">Defeat Gug’rokk in the the Bloodmaul Slag Mines on Heroic difficulty.</text:p>
          </table:table-cell>
        </table:table-row>
        <table:table-row table:style-name="Tabella1.1">
          <table:table-cell table:style-name="Tabella1.A2" office:value-type="string">
            <text:p text:style-name="P5"><text:s/><text:a xlink:type="simple" xlink:href="http://wowdb.com/achievements/9369-heroic-bloodmaul-slag-mines-guild-run" text:style-name="Internet_20_link" text:visited-style-name="Visited_20_Internet_20_Link"><text:span text:style-name="T1">Heroic: Bloodmaul Slag Mines Guild Run</text:span></text:a></text:p>
          </table:table-cell>
          <table:table-cell table:style-name="Tabella1.A2" office:value-type="string">
            <text:p text:style-name="P6">Defeat Gug’rokk in the the Bloodmaul Slag Mines on Heroic difficulty while in a guild party.</text:p>
          </table:table-cell>
        </table:table-row>
        <table:table-row table:style-name="Tabella1.1">
          <table:table-cell table:style-name="Tabella1.A2" office:value-type="string">
            <text:p text:style-name="P5"><text:s/><text:a xlink:type="simple" xlink:href="http://wowdb.com/achievements/9005-come-with-me-if-you-want-to-live" text:style-name="Internet_20_link" text:visited-style-name="Visited_20_Internet_20_Link"><text:span text:style-name="T1">Come With Me If You Want to Live</text:span></text:a></text:p>
          </table:table-cell>
          <table:table-cell table:style-name="Tabella1.A2" office:value-type="string">
            <text:p text:style-name="P7">Defeat Gug’rokk alongside Croman the Barbarian after finding his sword in Bloodmaul Slag Mines on Heroic difficulty.</text:p>
          </table:table-cell>
        </table:table-row>
      </table:table>
      <text:h text:style-name="P3" text:outline-level="1"/>
      <text:h text:style-name="P3" text:outline-level="1"><text:bookmark text:name="Bosses"/>Bosses</text:h>
      <text:p text:style-name="P12">We have seperated the following section into four different sections in order to list the different abilities the bosses have and how to deal with them.</text:p>
      <text:h text:style-name="P8" text:outline-level="2"><text:bookmark text:name="Magmolatus"/>Magmolatus</text:h>
      <text:p text:style-name="P13"/>
      <text:p text:style-name="P14">The first boss you will fight in this dungeon goes by the name of Magmolatus, however you will be fighting an ogre who goes by the name of Gog’dug for the first part of this encounter.</text:p>
      <text:p text:style-name="P16"><text:span text:style-name="Emphasis"><text:span text:style-name="T2">Forgemaster Gog’duh hurls two greater elementals at the party in an attempt to buy time. Once the Forgemaster is brought low on health, Magmolatus will escape from the furnace and engage the party. Magmolatus will periodically call in Molten Elementals to assist him.</text:span></text:span></text:p>
      <text:h text:style-name="P10" text:outline-level="3"><text:bookmark text:name="Abilities"/>Abilities</text:h>
      <text:list xml:id="list5672552311276898092" text:style-name="L1">
        <text:list-item>
          <text:p text:style-name="P15">Stage One: Frantic Forgemaster</text:p>
          <text:list>
            <text:list-item>
              <text:p text:style-name="P15">Gog’duh hastily conjures two elementals in his defence, then assaults players with blasts of magma.</text:p>
              <text:list>
                <text:list-item>
                  <text:p text:style-name="P17"><text:a xlink:type="simple" xlink:href="http://wowdb.com/npcs/74366-forgemaster-gogduh" office:target-frame-name="_blank" xlink:show="new" text:style-name="Internet_20_link" text:visited-style-name="Visited_20_Internet_20_Link"><text:span text:style-name="T7">Gog’duh</text:span></text:a></text:p>
                  <text:list>
                    <text:list-item>
                      <text:p text:style-name="P17"><text:a xlink:type="simple" xlink:href="http://www.wowdb.com/spells/150011" text:style-name="Internet_20_link" text:visited-style-name="Visited_20_Internet_20_Link"><text:span text:style-name="T7">Magma Barrage</text:span></text:a><text:span text:style-name="T4"> – Inflicts 4000 Fire damage every 2 seconds to enemies in the lava pool</text:span></text:p>
                    </text:list-item>
                    <text:list-item>
                      <text:p text:style-name="P17"><text:a xlink:type="simple" xlink:href="http://wowdb.com/npcs/74570-ruination" text:style-name="Internet_20_link" text:visited-style-name="Visited_20_Internet_20_Link"><text:span text:style-name="T7">Ruination, Servant of the Earth</text:span></text:a></text:p>
                      <text:list>
                        <text:list-item>
                          <text:p text:style-name="P17"><text:a xlink:type="simple" xlink:href="http://www.wowdb.com/spells/150344" text:style-name="Internet_20_link" text:visited-style-name="Visited_20_Internet_20_Link"><text:span text:style-name="T7">Shatter Earth</text:span></text:a><text:span text:style-name="T4"> – Earthern shards strike the ground, inflicting 3000 Nature damage to enemies within 5 yards of the impact point. Spikes radiate outwards inflicting 7000 Nature damage to enemies that they come into contact with.</text:span></text:p>
                        </text:list-item>
                        <text:list-item>
                          <text:p text:style-name="P17"><text:a xlink:type="simple" xlink:href="http://www.wowdb.com/spells/149941" text:style-name="Internet_20_link" text:visited-style-name="Visited_20_Internet_20_Link"><text:span text:style-name="T7">Rough Smash</text:span></text:a><text:span text:style-name="T4"> – Smashes the ground, inflicting 18500 Physical damage to enemies within 10 yards in a frontal cone and stunning them for 2 seconds.</text:span></text:p>
                        </text:list-item>
                      </text:list>
                    </text:list-item>
                    <text:list-item>
                      <text:p text:style-name="P17"><text:a xlink:type="simple" xlink:href="http://wowdb.com/npcs/74571-calamity" office:target-frame-name="_blank" xlink:show="new" text:style-name="Internet_20_link" text:visited-style-name="Visited_20_Internet_20_Link"><text:span text:style-name="T7">Calamity, Servant of the Flame</text:span></text:a></text:p>
                      <text:list>
                        <text:list-item>
                          <text:p text:style-name="P17"><text:a xlink:type="simple" xlink:href="http://www.wowdb.com/spells/149980" text:style-name="Internet_20_link" text:visited-style-name="Visited_20_Internet_20_Link"><text:span text:style-name="T7">Dancing Flames</text:span></text:a><text:span text:style-name="T4"> – Instantly burns an enemy, then inflicts additional Fire damage every 2 seconds for 6 seconds. If Dancing Flames is not dispelled, it will jump to another nearby enemy. <text:s/>In Heroic difficulty, Dancing flames initially strikes two players.</text:span></text:p>
                        </text:list-item>
                        <text:list-item>
                          <text:p text:style-name="P17"><text:a xlink:type="simple" xlink:href="http://www.wowdb.com/spells/149997" text:style-name="Internet_20_link" text:visited-style-name="Visited_20_Internet_20_Link"><text:span text:style-name="T7">Firestorm</text:span></text:a><text:span text:style-name="T4"> – Ignites the area surrounding the caster, causing 4525 Fire damage to all nearby enemies every 1.65 seconds. Lasts 6 seconds.</text:span></text:p>
                        </text:list-item>
                        <text:list-item>
                          <text:p text:style-name="P17"><text:a xlink:type="simple" xlink:href="http://www.wowdb.com/spells/56938" text:style-name="Internet_20_link" text:visited-style-name="Visited_20_Internet_20_Link"><text:span text:style-name="T7">Scorch</text:span></text:a><text:span text:style-name="T4"> – Scorches an enemy for Fire Damage.</text:span></text:p>
                        </text:list-item>
                      </text:list>
                    </text:list-item>
                  </text:list>
                </text:list-item>
              </text:list>
            </text:list-item>
          </text:list>
        </text:list-item>
        <text:list-item>
          <text:p text:style-name="P15">Stage Two: Menacing Magma</text:p>
          <text:list>
            <text:list-item>
              <text:p text:style-name="P17"><text:a xlink:type="simple" xlink:href="http://wowdb.com/npcs/74475-magmolatus" text:style-name="Internet_20_link" text:visited-style-name="Visited_20_Internet_20_Link"><text:span text:style-name="T7">Magmolatus</text:span></text:a><text:span text:style-name="T4"> – Magmolatus assaults players with a fierce combination of earth and fire.</text:span></text:p>
              <text:list>
                <text:list-item>
                  <text:p text:style-name="P17"><text:a xlink:type="simple" xlink:href="http://www.wowdb.com/spells/150032" text:style-name="Internet_20_link" text:visited-style-name="Visited_20_Internet_20_Link"><text:span text:style-name="T7">Withering Flames</text:span></text:a><text:span text:style-name="T4"> – Inflicts 3000 Fire damage every 2 seconds. Also reduces attack, casting and movement speed by 25%. If not dispelled, it will periodically Ignite another ally with Choking Ashes.</text:span></text:p>
                  <text:list>
                    <text:list-item>
                      <text:p text:style-name="P17"><text:a xlink:type="simple" xlink:href="http://www.wowdb.com/spells/150034" text:style-name="Internet_20_link" text:visited-style-name="Visited_20_Internet_20_Link"><text:span text:style-name="T7">Choking Ashes</text:span></text:a><text:span text:style-name="T4"> – Inflicts 3000 Fire damage every 2 seconds. Also reduces attack, casting and movement speed by 25%.</text:span></text:p>
                    </text:list-item>
                  </text:list>
                </text:list-item>
              </text:list>
            </text:list-item>
            <text:list-item>
              <text:p text:style-name="P17"><text:a xlink:type="simple" xlink:href="http://www.wowdb.com/spells/150023" text:style-name="Internet_20_link" text:visited-style-name="Visited_20_Internet_20_Link"><text:span text:style-name="T7">Slag Smash</text:span></text:a><text:span text:style-name="T4"> – Smashes the ground, inflicting 14000 Physical damage to nearby enemies and stunning them for 3 seconds.</text:span></text:p>
            </text:list-item>
            <text:list-item>
              <text:p text:style-name="P17"><text:soft-page-break/><text:a xlink:type="simple" xlink:href="http://www.wowdb.com/spells/152170" text:style-name="Internet_20_link" text:visited-style-name="Visited_20_Internet_20_Link"><text:span text:style-name="T7">Molten Impact</text:span></text:a><text:span text:style-name="T4"> – Creates a Molten Impact near an enemy target, summoning a Molten Elemental. The impact inflicts 9000 Fire damage to enemies near the centre, decreasing in damage the further away targets are.</text:span></text:p>
              <text:list>
                <text:list-item>
                  <text:p text:style-name="P17"><text:a xlink:type="simple" xlink:href="http://wowdb.com/npcs/74579-molten-elemental" text:style-name="Internet_20_link" text:visited-style-name="Visited_20_Internet_20_Link"><text:span text:style-name="T7">Molten Elemental</text:span></text:a></text:p>
                  <text:list>
                    <text:list-item>
                      <text:p text:style-name="P17"><text:a xlink:type="simple" xlink:href="http://www.wowdb.com/spells/150011" text:style-name="Internet_20_link" text:visited-style-name="Visited_20_Internet_20_Link"><text:span text:style-name="T7">Magma Barrage</text:span></text:a><text:span text:style-name="T4"> – Inflicts 4000 Fire damage every 2 seconds to enemies in the lave pool.</text:span></text:p>
                    </text:list-item>
                    <text:list-item>
                      <text:p text:style-name="P17"><text:a xlink:type="simple" xlink:href="http://www.wowdb.com/spells/150055" text:style-name="Internet_20_link" text:visited-style-name="Visited_20_Internet_20_Link"><text:span text:style-name="T7">Volcanic Tantrum</text:span></text:a><text:span text:style-name="T4"> – Hot magma erupts outwards, causing 5500 Fire damage to enemies in a line.</text:span></text:p>
                    </text:list-item>
                  </text:list>
                </text:list-item>
              </text:list>
            </text:list-item>
          </text:list>
        </text:list-item>
      </text:list>
      <text:h text:style-name="P10" text:outline-level="3"><text:bookmark text:name="Guide"/>Guide</text:h>
      <text:p text:style-name="P13"/>
      <text:p text:style-name="P16"><text:span text:style-name="T3">During the first phase Gog’duh will summon two elementals who you will need to kill. When he summons the Earth Elemental he will cast </text:span><text:a xlink:type="simple" xlink:href="http://www.wowdb.com/spells/150344" text:style-name="Internet_20_link" text:visited-style-name="Visited_20_Internet_20_Link"><text:span text:style-name="T8">Shatter Earth</text:span></text:a><text:span text:style-name="T3">, which works like the Borer Drill on the Iron Juggernaut encounter and you simply need to run away from it as it comes towards you, and also </text:span><text:a xlink:type="simple" xlink:href="http://www.wowdb.com/spells/149941" text:style-name="Internet_20_link" text:visited-style-name="Visited_20_Internet_20_Link"><text:span text:style-name="T8">Rough Smash</text:span></text:a><text:span text:style-name="T3">, which is a frontal cone ability so your tank will need to face him away from other players or players move away from where the Elemental currently is.</text:span></text:p>
      <text:p text:style-name="P16"><text:span text:style-name="T3">Gog’duh will also summon a Fire Elemental to aid him which will cast </text:span><text:a xlink:type="simple" xlink:href="http://www.wowdb.com/spells/149980" text:style-name="Internet_20_link" text:visited-style-name="Visited_20_Internet_20_Link"><text:span text:style-name="T8">Dancing Flames</text:span></text:a><text:span text:style-name="T3">, which should be dispelled by your healer as soon as possible in order to prevent the debuff jumping to other players, </text:span><text:a xlink:type="simple" xlink:href="http://www.wowdb.com/spells/149997" text:style-name="Internet_20_link" text:visited-style-name="Visited_20_Internet_20_Link"><text:span text:style-name="T8">Firestorm</text:span></text:a><text:span text:style-name="T3">, which will deal damage to players near the Fire Elemental but can and should be interrupted so that melee players can still get close to attack the elemental without taking damage, and </text:span><text:a xlink:type="simple" xlink:href="http://www.wowdb.com/spells/56938" text:style-name="Internet_20_link" text:visited-style-name="Visited_20_Internet_20_Link"><text:span text:style-name="T8">Scorch</text:span></text:a><text:span text:style-name="T3"> which can and should also be interrupted otherwise it is just additional damage that will need to be healed through. <text:s/>On Heroic Mode the </text:span><text:a xlink:type="simple" xlink:href="http://www.wowdb.com/spells/149980" text:style-name="Internet_20_link" text:visited-style-name="Visited_20_Internet_20_Link"><text:span text:style-name="T8">Dancing Flames</text:span></text:a><text:span text:style-name="T3"> debuff will initially be placed on two players so healers will need to be aware of the additional dispell that is required as well as the extra damage that will be going out on people.</text:span></text:p>
      <text:p text:style-name="P13"/>
      <text:p text:style-name="P16"><text:span text:style-name="T3">During phase 1 you will also need to keep an eye out for the </text:span><text:a xlink:type="simple" xlink:href="http://www.wowdb.com/spells/150011" text:style-name="Internet_20_link" text:visited-style-name="Visited_20_Internet_20_Link"><text:span text:style-name="T8">Magma Barrage</text:span></text:a><text:span text:style-name="T3"> ability that Gog’duh will be casting. This will create pools of lava on the ground under players and you should move away from this as fast as possible in order to take a minimal amount of damage from the lava.</text:span></text:p>
      <text:p text:style-name="P13"/>
      <text:p text:style-name="P16"><text:span text:style-name="T3">Once Gog’duh is brought low Magmolatus will spawn and enter the fight bringing a new set of abilities that you will have to deal with. </text:span><text:a xlink:type="simple" xlink:href="http://www.wowdb.com/spells/150032" text:style-name="Internet_20_link" text:visited-style-name="Visited_20_Internet_20_Link"><text:span text:style-name="T8">Withering Flames</text:span></text:a><text:span text:style-name="T3"> is the first ability you will have to deal with which is a dispellable debuff that will be placed on players and if it is not dispelled then </text:span><text:a xlink:type="simple" xlink:href="http://www.wowdb.com/spells/150034" text:style-name="Internet_20_link" text:visited-style-name="Visited_20_Internet_20_Link"><text:span text:style-name="T8">Choking Ashes</text:span></text:a><text:span text:style-name="T3"> will jump to other players causing them to also take damage and have reduced attack, casting and movement speed by 25%. Healers will need to keep on top of the dispelling so that the debuffs don’t get out of control. Ranged do not really need to worry about </text:span><text:a xlink:type="simple" xlink:href="http://www.wowdb.com/spells/150023" text:style-name="Internet_20_link" text:visited-style-name="Visited_20_Internet_20_Link"><text:span text:style-name="T8">Slag Smash</text:span></text:a><text:span text:style-name="T3"> but melee and tanks should move away from Magmolatus when </text:span><text:a xlink:type="simple" xlink:href="http://www.wowdb.com/spells/150023" text:style-name="Internet_20_link" text:visited-style-name="Visited_20_Internet_20_Link"><text:span text:style-name="T8">Slag Smash</text:span></text:a><text:span text:style-name="T3"> is about to be cast otherwise you will take a moderate amount of damage and also be stunned for 3 seconds.</text:span></text:p>
      <text:p text:style-name="P13"/>
      <text:p text:style-name="P16"><text:span text:style-name="T3">Throughout the fight Magmolatus will cast </text:span><text:a xlink:type="simple" xlink:href="http://www.wowdb.com/spells/152170" text:style-name="Internet_20_link" text:visited-style-name="Visited_20_Internet_20_Link"><text:span text:style-name="T8">Molten Impact</text:span></text:a><text:span text:style-name="T3"> near a player, which people should move away from in order to not take any damage, and will summon a Molten Elemental into the fight. The Molten Elemental will have two abilities you will have to deal with, both of which can and should be interrupted as much as possible. </text:span><text:a xlink:type="simple" xlink:href="http://www.wowdb.com/spells/150011" text:style-name="Internet_20_link" text:visited-style-name="Visited_20_Internet_20_Link"><text:span text:style-name="T8">Magma Barrage</text:span></text:a><text:span text:style-name="T3"> will cause him to spawn lava pools like Gog’duh did in phase 1 which players should avoid standing in and </text:span><text:a xlink:type="simple" xlink:href="http://www.wowdb.com/spells/150055" text:style-name="Internet_20_link" text:visited-style-name="Visited_20_Internet_20_Link"><text:span text:style-name="T8">Volcanic Tantrum</text:span></text:a><text:span text:style-name="T3"> will be a line of fire in front of him that is spawned and players should simply move away from this in order to not take damage.</text:span></text:p>
      <text:p text:style-name="P14">You will want to focus your damage on the Molten Elemental when it spawns so that you don’t have to keep on interrupting him and can focus on Magmolatus. Molten Elementals will spawn throughout the fight so you should keep in mind that if enough damage isn’t dealt then you could have more than one of them alive at any one time.</text:p>
      <text:h text:style-name="P8" text:outline-level="2"><text:bookmark text:name="Slave_Watcher_Crushto"/>Slave Watcher Crushto</text:h>
      <text:p text:style-name="P13"/>
      <text:p text:style-name="P14">The second boss you will face in this dungeon goes by the name of Slave Watcher Crushto and he will knock players back, jump on players and also summon Captured Miners to aid him during the fight.</text:p>
      <text:p text:style-name="P16"><text:span text:style-name="Emphasis"><text:span text:style-name="T2">Slave Watcher Crushto attacks the party with a series of physical and earthen abilities. He will periodically call in </text:span></text:span><text:soft-page-break/><text:span text:style-name="Emphasis"><text:span text:style-name="T2">Captured Slaves to fight for him. Some especially daring slaves might turn against him!</text:span></text:span></text:p>
      <text:h text:style-name="P10" text:outline-level="3"><text:bookmark text:name="Abilities-2"/>Abilities</text:h>
      <text:list xml:id="list2547609166753765362" text:style-name="L2">
        <text:list-item>
          <text:p text:style-name="P18"><text:a xlink:type="simple" xlink:href="http://wowdb.com/npcs/74787-slave-watcher-crushto" text:style-name="Internet_20_link" text:visited-style-name="Visited_20_Internet_20_Link"><text:span text:style-name="T7">Slave Watcher Crushto</text:span></text:a></text:p>
          <text:list>
            <text:list-item>
              <text:p text:style-name="P18"><text:a xlink:type="simple" xlink:href="http://www.wowdb.com/spells/153679" text:style-name="Internet_20_link" text:visited-style-name="Visited_20_Internet_20_Link"><text:span text:style-name="T7">Earth Crush</text:span></text:a><text:span text:style-name="T4"> – Inflicts 75% of normal melee damage to all targets in front of the caster. Stuns for 2 seconds.</text:span></text:p>
            </text:list-item>
            <text:list-item>
              <text:p text:style-name="P18"><text:a xlink:type="simple" xlink:href="http://www.wowdb.com/spells/150759" text:style-name="Internet_20_link" text:visited-style-name="Visited_20_Internet_20_Link"><text:span text:style-name="T7">Ferocious Yell</text:span></text:a><text:span text:style-name="T4"> – Increases the damage dealt by the caster by 10% for 20 seconds. Also weakens the will of nearby miners.</text:span></text:p>
            </text:list-item>
            <text:list-item>
              <text:p text:style-name="P18"><text:a xlink:type="simple" xlink:href="http://www.wowdb.com/spells/150753" text:style-name="Internet_20_link" text:visited-style-name="Visited_20_Internet_20_Link"><text:span text:style-name="T7">Wild Slam</text:span></text:a><text:span text:style-name="T4"> – Smashes the ground, inflicting 9750 Physical damage to all enemies and knocking them back.</text:span></text:p>
              <text:list>
                <text:list-item>
                  <text:p text:style-name="P18"><text:a xlink:type="simple" xlink:href="http://www.wowdb.com/spells/150745" text:style-name="Internet_20_link" text:visited-style-name="Visited_20_Internet_20_Link"><text:span text:style-name="T7">Crushing Leap</text:span></text:a><text:span text:style-name="T4"> – Leaps to enemies, smashing them into the ground. Captured Miners are ordered to attack crushed targets.</text:span></text:p>
                </text:list-item>
              </text:list>
            </text:list-item>
            <text:list-item>
              <text:p text:style-name="P18"><text:a xlink:type="simple" xlink:href="http://www.wowdb.com/spells/150801" text:style-name="Internet_20_link" text:visited-style-name="Visited_20_Internet_20_Link"><text:span text:style-name="T7">Raise the Miners</text:span></text:a><text:span text:style-name="T4"> – Calls nearby miners to assist in battle.</text:span></text:p>
            </text:list-item>
          </text:list>
        </text:list-item>
        <text:list-item>
          <text:p text:style-name="P18"><text:a xlink:type="simple" xlink:href="http://wowdb.com/npcs/74357-captured-miner" text:style-name="Internet_20_link" text:visited-style-name="Visited_20_Internet_20_Link"><text:span text:style-name="T7">Captured Miner</text:span></text:a><text:span text:style-name="T4"> – Captured Miners are forced to fight for their slave master, but some will turn to your side upon noticing your faction.</text:span></text:p>
          <text:list>
            <text:list-item>
              <text:p text:style-name="P18"><text:a xlink:type="simple" xlink:href="http://www.wowdb.com/spells/151092" text:style-name="Internet_20_link" text:visited-style-name="Visited_20_Internet_20_Link"><text:span text:style-name="T7">Traumatic Strike</text:span></text:a><text:span text:style-name="T4"> – Pummels the target, inflicting 100% weapon damage and causing them to take 5% additional damage for 6 seconds. Also causes the target to bleed, inflicting 1000 Physical damage every 2 seconds.</text:span></text:p>
            </text:list-item>
          </text:list>
        </text:list-item>
      </text:list>
      <text:h text:style-name="P10" text:outline-level="3"><text:bookmark text:name="Guide-2"/>Guide</text:h>
      <text:p text:style-name="P13"/>
      <text:p text:style-name="P16"><text:span text:style-name="T3">One of the main abilities you will have to look out for during this encounter is his </text:span><text:a xlink:type="simple" xlink:href="http://www.wowdb.com/spells/153679" text:style-name="Internet_20_link" text:visited-style-name="Visited_20_Internet_20_Link"><text:span text:style-name="T8">Earth Crush</text:span></text:a><text:span text:style-name="T3"> ability. This will cause him to summon a pillar of stone in front of him, kick it, and stun anyone infront of him for 2 seconds as well as dealing a high amount of damage to them. It’s fairly simple to deal with this ability as you just need to move away from the front of the boss when he summons the pillar of stone. You will also have to keep an eye out for his </text:span><text:a xlink:type="simple" xlink:href="http://www.wowdb.com/spells/150759" text:style-name="Internet_20_link" text:visited-style-name="Visited_20_Internet_20_Link"><text:span text:style-name="T8">Ferocious Yell</text:span></text:a><text:span text:style-name="T3"> as this will cause him to deal more damage to players, so healers should be prepared for this and players should use personal cool downs if they are taking more damage than normal. This ability is interruptible so you should try to interrupt it as much as possible.</text:span></text:p>
      <text:p text:style-name="P13"/>
      <text:p text:style-name="P16"><text:span text:style-name="T3">Throughout the fight Crushto will cast </text:span><text:a xlink:type="simple" xlink:href="http://www.wowdb.com/spells/150753" text:style-name="Internet_20_link" text:visited-style-name="Visited_20_Internet_20_Link"><text:span text:style-name="T8">Wild Slam</text:span></text:a><text:span text:style-name="T3"> which causes him to knock everyone back while dealing damage to them. This is unavoidable so your healer simply needs to heal through the damage that is being dealt. Crushto will then follow up this ability with </text:span><text:a xlink:type="simple" xlink:href="http://www.wowdb.com/spells/150745" text:style-name="Internet_20_link" text:visited-style-name="Visited_20_Internet_20_Link"><text:span text:style-name="T8">Crushing Leap</text:span></text:a><text:span text:style-name="T3"> which causes him to leap to players, smashing them into the ground. He will then order any Captured Miners to attack the crushed targets. When this happens your healer will need to keep an eye on the damage the crushed player is taking from the miners and use any cooldowns if needbe.</text:span></text:p>
      <text:p text:style-name="P16"><text:span text:style-name="T3">Finally, during the encounter Crushto will cast </text:span><text:a xlink:type="simple" xlink:href="http://www.wowdb.com/spells/150801" text:style-name="Internet_20_link" text:visited-style-name="Visited_20_Internet_20_Link"><text:span text:style-name="T8">Raise the Miners</text:span></text:a><text:span text:style-name="T3"> which will cause him to summon his Captures Miners in order to aid him in the fight. The miners have 1 ability called </text:span><text:a xlink:type="simple" xlink:href="http://www.wowdb.com/spells/151092" text:style-name="Internet_20_link" text:visited-style-name="Visited_20_Internet_20_Link"><text:span text:style-name="T8">Traumatic Strike</text:span></text:a><text:span text:style-name="T3"> which is a bleed as well as a damage taken increase debuff that will be placed on players. Again people should use cooldowns in order to reduce damage taken. When the miners spawn you will want to stack them up under the boss in order to kill them off so that they do not end up dealing too much damage to players, but keep in mind that some of the miners will turn on Crushto and help you during the encounter.</text:span></text:p>
      <text:h text:style-name="P8" text:outline-level="2"><text:bookmark text:name="Roltall"/>Roltall</text:h>
      <text:p text:style-name="P13"/>
      <text:p text:style-name="P14">The third boss you will come up against goes by the name of Roltall. Roltall is the last boss stopping you from getting to the final boss and you will fight him on a bridge where he will throw fire, push you back and launch fiery boulders at you to try and stop you from passing.</text:p>
      <text:p text:style-name="P16"><text:span text:style-name="Emphasis"><text:span text:style-name="T2">Roltall summons a series of Fiery Boulders that roll down the narrow bridge, damaging all enemies in their path. After the Fiery Boulders, he calls a Heat Wave to damage all players and push them down the bridge. Finally, he throws Burning Slag that ignites the bridge for the remainder of the fight.</text:span></text:span></text:p>
      <text:h text:style-name="P10" text:outline-level="3"><text:bookmark text:name="Abilities-3"/><text:soft-page-break/>Abilities</text:h>
      <text:list xml:id="list4525325463476020776" text:style-name="L3">
        <text:list-item>
          <text:p text:style-name="P19"><text:a xlink:type="simple" xlink:href="http://www.wowdb.com/spells/153247" text:style-name="Internet_20_link" text:visited-style-name="Visited_20_Internet_20_Link"><text:span text:style-name="T7">Fiery Boulder</text:span></text:a><text:span text:style-name="T4"> – Roltall summons a fiery boulder that inflicts 14983 Fire damage to all enemies within 8 yards of impact. The fiery boulder rolls forward inflicts 19978 Fire damage to all enemies in its path, stunning them for 1 second. <text:s/>In Heroic and Challenge mode difficulty, Fiery Boulder will return to Roltall along the same path once it reaches the end of the bridge.</text:span></text:p>
        </text:list-item>
        <text:list-item>
          <text:p text:style-name="P19"><text:a xlink:type="simple" xlink:href="http://www.wowdb.com/spells/152940" text:style-name="Internet_20_link" text:visited-style-name="Visited_20_Internet_20_Link"><text:span text:style-name="T7">Heat Wave</text:span></text:a><text:span text:style-name="T4"> – Roltall summons a deadly heat wave that inflicts 2997 Fire damage every second and pushes enemies away for 8 seconds.</text:span></text:p>
        </text:list-item>
        <text:list-item>
          <text:p text:style-name="P19"><text:a xlink:type="simple" xlink:href="http://www.wowdb.com/spells/153227" text:style-name="Internet_20_link" text:visited-style-name="Visited_20_Internet_20_Link"><text:span text:style-name="T7">Burning Slag</text:span></text:a><text:span text:style-name="T4"> – Roltall throws burning slag that ignites all enemies within the targeted area, inflicting 6493 Fire damage every second.</text:span></text:p>
        </text:list-item>
        <text:list-item>
          <text:p text:style-name="P19"><text:a xlink:type="simple" xlink:href="http://www.wowdb.com/spells/167739" text:style-name="Internet_20_link" text:visited-style-name="Visited_20_Internet_20_Link"><text:span text:style-name="T7">Scorching Aura</text:span></text:a><text:span text:style-name="T4"> – <text:s/>Scorching air reduces the cast speed of nearby players by 100%.</text:span></text:p>
        </text:list-item>
      </text:list>
      <text:h text:style-name="P10" text:outline-level="3"><text:bookmark text:name="Guide-3"/>Guide</text:h>
      <text:p text:style-name="P13"/>
      <text:p text:style-name="P16"><text:span text:style-name="T3">The first ability you are going to have to deal with is </text:span><text:a xlink:type="simple" xlink:href="http://www.wowdb.com/spells/153247" text:style-name="Internet_20_link" text:visited-style-name="Visited_20_Internet_20_Link"><text:span text:style-name="T8">Fiery Boulder</text:span></text:a><text:span text:style-name="T3"> which will cause Roltall to summon a Fiery Boulder and roll it towards your raid group. He will launch 3 boulders and you have to imagine the bridge is split into 3 different sections and he will randomly roll the boulder down one of these sections whether it be to the left, in the middle or to the right. You need to simply move to the side in order to dodge the boulder’s however keep in mind that <text:s/>on heroic mode the boulder’s will also roll back towards you once they have reached the end of the bridge so you will have to dodge each boulder twice.</text:span></text:p>
      <text:p text:style-name="P13"/>
      <text:p text:style-name="P16"><text:span text:style-name="T3">Once he has thrown boulders at you, Roltall will then begin to cast his </text:span><text:a xlink:type="simple" xlink:href="http://www.wowdb.com/spells/152940" text:style-name="Internet_20_link" text:visited-style-name="Visited_20_Internet_20_Link"><text:span text:style-name="T8">Heat Wave</text:span></text:a><text:span text:style-name="T3"> ability which will push you back while dealing a moderate amount of Fire damage to you. You simply have to run against this ability in order to try and run on the spot so that you are still able to be in range to cast any abilities if needbe. The knock back and damage will persist for 8 seconds so if you have no heals that you can cast while moving you may need to get players to group up at certain points to top their health off. Personal cool downs could and should be used as and when possible.</text:span></text:p>
      <text:p text:style-name="P13"/>
      <text:p text:style-name="P16"><text:span text:style-name="T3">Once Roltall has pushed you back he will then try to set you on fire by throwing </text:span><text:a xlink:type="simple" xlink:href="http://www.wowdb.com/spells/153227" text:style-name="Internet_20_link" text:visited-style-name="Visited_20_Internet_20_Link"><text:span text:style-name="T8">Burning Slag</text:span></text:a><text:span text:style-name="T3"> at the bridge that players are standing on. This ability will act as a soft enrage for this encounter as eventually the bridge will fill up with fire and players will have nowhere to move to. When it first starts getting thrown down you will be able to move to empty areas in order to avoid taking damage from it however when you are moving to dodge the </text:span><text:a xlink:type="simple" xlink:href="http://www.wowdb.com/spells/153247" text:style-name="Internet_20_link" text:visited-style-name="Visited_20_Internet_20_Link"><text:span text:style-name="T8">Fiery Boulder</text:span></text:a><text:span text:style-name="T3"> there is a chance you will have to run through the fire to get to safety.</text:span></text:p>
      <text:p text:style-name="P16"><text:span text:style-name="T6"><text:s/></text:span><text:span text:style-name="T3">On Heroic mode you will also have to deal with the </text:span><text:a xlink:type="simple" xlink:href="http://www.wowdb.com/spells/167739" text:style-name="Internet_20_link" text:visited-style-name="Visited_20_Internet_20_Link"><text:span text:style-name="T8">Scorching Aura</text:span></text:a><text:span text:style-name="T3"> ability but this is fairly simple. This is a buff that the boss will place on himself meaning that anyone who comes close will have their cast speed drastically reduced by 100%. Since melee don’t have cast speeds you simply need to get your ranged and healers to be standing at a distance when attacking the boss or healing players.</text:span></text:p>
      <text:h text:style-name="P8" text:outline-level="2"><text:bookmark text:name="Gug8217rokk"/>Gug’rokk</text:h>
      <text:p text:style-name="P13"/>
      <text:p text:style-name="P14">The final boss that you will come across in this dungeon goes by the name of Gug’rokk who will use Magma Eruptions and Slag elementals in order to try and bring down your party.</text:p>
      <text:p text:style-name="P16"><text:span text:style-name="Emphasis"><text:span text:style-name="T2">Gug’rokk uses Molten Blast as his primary attack, gaining Molten Core with each successful cast. If he reaches 3 stacks of Molten Core, he will cast Molten Barrage, causing group wide damage. Periodically he casts Magma Eruption, creating pools of magma beneath players’ feet. He also summons Unstable Slag elementals, which slowly move towards a kiln, inflicting damage to random party members. If Unstable Slag reaches the kiln, they will also players and periodically inflict group-wide damage.</text:span></text:span></text:p>
      <text:h text:style-name="P10" text:outline-level="3"><text:bookmark text:name="Abilities-4"/>Abilities</text:h>
      <text:list xml:id="list8291624740200414798" text:style-name="L4">
        <text:list-item>
          <text:p text:style-name="P20"><text:a xlink:type="simple" xlink:href="http://www.wowdb.com/spells/150677" text:style-name="Internet_20_link" text:visited-style-name="Visited_20_Internet_20_Link"><text:span text:style-name="T7">Molten Blast</text:span></text:a><text:span text:style-name="T4"> – Gug’rokk blasts an enemy with molten slag, inflicting 19978 Fire damage and granting him </text:span><text:soft-page-break/><text:span text:style-name="T4">one stack of Molten Core.</text:span></text:p>
          <text:list>
            <text:list-item>
              <text:p text:style-name="P20"><text:a xlink:type="simple" xlink:href="http://www.wowdb.com/spells/150678" text:style-name="Internet_20_link" text:visited-style-name="Visited_20_Internet_20_Link"><text:span text:style-name="T7">Molten Core</text:span></text:a><text:span text:style-name="T4"> – Gug’rokk’s damage is increased by 10% for 1 minute. Causes a Molten Barrage upon reaching 3 stacks.</text:span></text:p>
              <text:list>
                <text:list-item>
                  <text:p text:style-name="P20"><text:a xlink:type="simple" xlink:href="http://www.wowdb.com/spells/150682" text:style-name="Internet_20_link" text:visited-style-name="Visited_20_Internet_20_Link"><text:span text:style-name="T7">Molten Barrage</text:span></text:a><text:span text:style-name="T4"> – Gug’rokk explodes with molten energy, inflicting 12486 Fire damage to all enemies. This effect consumes Molten Core.</text:span></text:p>
                </text:list-item>
              </text:list>
            </text:list-item>
          </text:list>
        </text:list-item>
        <text:list-item>
          <text:p text:style-name="P20"><text:a xlink:type="simple" xlink:href="http://www.wowdb.com/spells/150784" text:style-name="Internet_20_link" text:visited-style-name="Visited_20_Internet_20_Link"><text:span text:style-name="T7">Magma Eruption</text:span></text:a><text:span text:style-name="T4"> – Gug’rokk summons pools of magma at every player’s location for 2 minutes. Each pool inflicts 9989 Fire damage every second to all players within them.</text:span></text:p>
        </text:list-item>
        <text:list-item>
          <text:p text:style-name="P20"><text:a xlink:type="simple" xlink:href="http://www.wowdb.com/spells/150755" text:style-name="Internet_20_link" text:visited-style-name="Visited_20_Internet_20_Link"><text:span text:style-name="T7">Summon Unstable Slag</text:span></text:a><text:span text:style-name="T4"> – Gug’rokk summons an Unstable Slag Elemental.</text:span></text:p>
          <text:list>
            <text:list-item>
              <text:p text:style-name="P20"><text:a xlink:type="simple" xlink:href="http://www.wowdb.com/spells/150734" text:style-name="Internet_20_link" text:visited-style-name="Visited_20_Internet_20_Link"><text:span text:style-name="T7">Unleashed Flames</text:span></text:a><text:span text:style-name="T4"> – Unstable Slag elementals siphon flames from a kiln, unleashing in a torrent of fire every 2 seconds. Each torrent inflicts 7492 Fire damage to 2 random players.</text:span></text:p>
            </text:list-item>
            <text:list-item>
              <text:p text:style-name="P20"><text:a xlink:type="simple" xlink:href="http://www.wowdb.com/spells/152091" text:style-name="Internet_20_link" text:visited-style-name="Visited_20_Internet_20_Link"><text:span text:style-name="T7">Empowered Flames</text:span></text:a><text:span text:style-name="T4"> – When Unstable Slag elementals reach the kiln they become empowered, inflicting 8990 Fire damage to all players every 3 seconds.</text:span></text:p>
            </text:list-item>
          </text:list>
        </text:list-item>
        <text:list-item>
          <text:p text:style-name="P20"><text:a xlink:type="simple" xlink:href="http://www.wowdb.com/spells/163802" text:style-name="Internet_20_link" text:visited-style-name="Visited_20_Internet_20_Link"><text:span text:style-name="T7">Flame Buffet</text:span></text:a><text:span text:style-name="T4"> – <text:s/>Gug’rokk ignites all players, inflicting 30,000 Fire damage and increasing their Fire damage taken by 5% for 20 sec.</text:span></text:p>
        </text:list-item>
      </text:list>
      <text:h text:style-name="P10" text:outline-level="3"><text:bookmark text:name="Guide-4"/>Guide</text:h>
      <text:p text:style-name="P13"/>
      <text:p text:style-name="P16"><text:span text:style-name="T3">One of the main abilities you are going to have to deal with in this fight is </text:span><text:a xlink:type="simple" xlink:href="http://www.wowdb.com/spells/150734" text:style-name="Internet_20_link" text:visited-style-name="Visited_20_Internet_20_Link"><text:span text:style-name="T8">Unleashed Flames</text:span></text:a><text:span text:style-name="T3"> which will cause Gug’rokk to summon elementals that will move towards one of the kilns on the outside of the room. As they are moving towards the kiln you will want to slow and stun them while getting your DPS players to switch to the Unstable Slag Elemental and killing it off. While it is moving it will cast </text:span><text:a xlink:type="simple" xlink:href="http://www.wowdb.com/spells/152091" text:style-name="Internet_20_link" text:visited-style-name="Visited_20_Internet_20_Link"><text:span text:style-name="T8">Empowered Flames</text:span></text:a><text:span text:style-name="T3"> which will cause fire damage to random party members which simply has to be healed through. If the Elemental successfully reaches the kiln then it will cast </text:span><text:a xlink:type="simple" xlink:href="http://www.wowdb.com/spells/152091" text:style-name="Internet_20_link" text:visited-style-name="Visited_20_Internet_20_Link"><text:span text:style-name="T8">Empowered Flames</text:span></text:a><text:span text:style-name="T3"> which will deal Fire damage to everyone in the party every 3 seconds, which has to be healed through until the Elemental has been killed.</text:span></text:p>
      <text:p text:style-name="P13"/>
      <text:p text:style-name="P16"><text:span text:style-name="T3">Throughout the fight Gug’rokk will spawn pools of Magma under players with his </text:span><text:a xlink:type="simple" xlink:href="http://www.wowdb.com/spells/150784" text:style-name="Internet_20_link" text:visited-style-name="Visited_20_Internet_20_Link"><text:span text:style-name="T8">Magma Eruption</text:span></text:a><text:span text:style-name="T3"> spell. Each pool will persist for 2 minutes and players should avoid standing in them while they are active as they will deal a moderate amount of Fire Damage. You may want to try and get players to position themselves towards the outside of the room in order to leave space for moving the boss and also moving to the Unstable Slag Elementals to kill them.</text:span></text:p>
      <text:p text:style-name="P16"><text:span text:style-name="T3">Gug’rokk will also cast </text:span><text:a xlink:type="simple" xlink:href="http://www.wowdb.com/spells/150677" text:style-name="Internet_20_link" text:visited-style-name="Visited_20_Internet_20_Link"><text:span text:style-name="T8">Molten Blast</text:span></text:a><text:span text:style-name="T3"> throughout the fight which will blast a random player and also grant Gug’rokk a stack of </text:span><text:a xlink:type="simple" xlink:href="http://www.wowdb.com/spells/150678" text:style-name="Internet_20_link" text:visited-style-name="Visited_20_Internet_20_Link"><text:span text:style-name="T8">Molten Core</text:span></text:a><text:span text:style-name="T3">which increases his damage by 10% for 1 minute and can stack 3 times. When it reaches 3 stacks he will explode and deal Fire damage to everyone by casting </text:span><text:a xlink:type="simple" xlink:href="http://www.wowdb.com/spells/150682" text:style-name="Internet_20_link" text:visited-style-name="Visited_20_Internet_20_Link"><text:span text:style-name="T8">Molten Barrage</text:span></text:a><text:span text:style-name="T3">. You should interrupt as many of his </text:span><text:a xlink:type="simple" xlink:href="http://www.wowdb.com/spells/150677" text:style-name="Internet_20_link" text:visited-style-name="Visited_20_Internet_20_Link"><text:span text:style-name="T8">Molten Blast</text:span></text:a><text:span text:style-name="T3"> casts as possible in order to reduce the overall party damage taken, but if he does cast </text:span><text:a xlink:type="simple" xlink:href="http://www.wowdb.com/spells/150682" text:style-name="Internet_20_link" text:visited-style-name="Visited_20_Internet_20_Link"><text:span text:style-name="T8">Molten Barrage</text:span></text:a><text:span text:style-name="T3"> then you should use any personal cooldowns to reduce the damage taken and healers should keep in mind the additional damage.</text:span></text:p>
      <text:p text:style-name="P16"><text:span text:style-name="T6"><text:s/></text:span><text:span text:style-name="T3">On Heroic mode Gug’rokk will gain an additional ability called </text:span><text:a xlink:type="simple" xlink:href="http://www.wowdb.com/spells/163802" text:style-name="Internet_20_link" text:visited-style-name="Visited_20_Internet_20_Link"><text:span text:style-name="T8">Flame Buffet</text:span></text:a><text:span text:style-name="T3"> which he will place on every player which deals a high amount of Fire damage and also increases players Fire damage taken by 5% for 20 seconds. While this debuff is on you players should make sure they are not taking additional damage from abilities such as </text:span><text:a xlink:type="simple" xlink:href="http://www.wowdb.com/spells/150784" text:style-name="Internet_20_link" text:visited-style-name="Visited_20_Internet_20_Link"><text:span text:style-name="T8">Magma Eruption</text:span></text:a><text:span text:style-name="T3"> and healers should keep in mind people will take more damage while the Unstable Slag Elemental is active. </text:span><text:a xlink:type="simple" xlink:href="http://www.wowdb.com/spells/163802" text:style-name="Internet_20_link" text:visited-style-name="Visited_20_Internet_20_Link"><text:span text:style-name="T8">Flame Buffet</text:span></text:a><text:span text:style-name="T3">can be dispelled from players so it may be an idea to prioritise removing it from the tank before the DPS player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3T11:36:47.900776106</meta:creation-date>
    <dc:date>2014-11-23T11:44:47.037457389</dc:date>
    <meta:editing-duration>PT7M59S</meta:editing-duration>
    <meta:editing-cycles>1</meta:editing-cycles>
    <meta:document-statistic meta:table-count="1" meta:image-count="0" meta:object-count="0" meta:page-count="6" meta:paragraph-count="110" meta:word-count="3490" meta:character-count="19524" meta:non-whitespace-character-count="16133"/>
    <meta:generator>LibreOffice/4.3.3.2$Linux_X86_64 LibreOffice_project/430m0$Build-2</meta:generator>
  </office:meta>
</office:document-meta>
</file>